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ublishingTestExecutionListenerTests.doesNotPublishAfterTestExecution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configureMock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ventPublishingTestExecutionListenerTests.assertNoEvent( Class &lt; ? extends TestContextEvent &gt; eventClass , Consumer &lt; TestContex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PublishingTestExecutionListenerTests.publishAfterTestMetho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publishBeforeTestMethod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publishBeforeTestClas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publishAfterTestClas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publishBeforeTestExecu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doesNotPublishAfterTestClass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publishAfterTestExecution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doesNotPublishBeforeTestMethod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doesNotPublishPrepareTestInstance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doesNotPublishBeforeTestExecution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publishPrepareTestInstance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doesNotPublishAfterTestMethod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ublishingTestExecutionListenerTests.assertEvent( Class &lt; ? extends TestContextEvent &gt; eventClass , Consumer &lt; TestContext &gt; call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PublishingTestExecutionListenerTests.doesNotPublishBeforeTestClassEventIfApplicationContextHasNotBeenLoa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